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Atlas Grotesk" svg:font-family="'Atlas Grotesk', sans-serif"/>
    <style:font-face style:name="Droid Sans Mono" svg:font-family="'Droid Sans Mono', monospace, monospace, 'Droid Sans Fallback'"/>
    <style:font-face style:name="Monaco" svg:font-family="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e43" officeooo:paragraph-rsid="0008be43"/>
    </style:style>
    <style:style style:name="P2" style:family="paragraph" style:parent-style-name="Standard">
      <style:text-properties officeooo:rsid="0008be43" officeooo:paragraph-rsid="000dc484"/>
    </style:style>
    <style:style style:name="P3" style:family="paragraph" style:parent-style-name="Standard">
      <style:text-properties officeooo:rsid="0008be43" officeooo:paragraph-rsid="00145163"/>
    </style:style>
    <style:style style:name="P4" style:family="paragraph" style:parent-style-name="Standard">
      <style:text-properties officeooo:rsid="001088cb" officeooo:paragraph-rsid="001088cb"/>
    </style:style>
    <style:style style:name="P5" style:family="paragraph" style:parent-style-name="Standard">
      <style:text-properties officeooo:rsid="00132ee7" officeooo:paragraph-rsid="00132ee7"/>
    </style:style>
    <style:style style:name="P6" style:family="paragraph" style:parent-style-name="Standard">
      <style:text-properties officeooo:rsid="00162705" officeooo:paragraph-rsid="00162705"/>
    </style:style>
    <style:style style:name="P7" style:family="paragraph" style:parent-style-name="Standard">
      <style:text-properties officeooo:rsid="0017d527" officeooo:paragraph-rsid="0017d527"/>
    </style:style>
    <style:style style:name="P8" style:family="paragraph" style:parent-style-name="Standard">
      <style:text-properties officeooo:rsid="00245e7b" officeooo:paragraph-rsid="00245e7b"/>
    </style:style>
    <style:style style:name="P9" style:family="paragraph" style:parent-style-name="Standard">
      <style:text-properties officeooo:rsid="000d2faa" officeooo:paragraph-rsid="000d2faa"/>
    </style:style>
    <style:style style:name="P10" style:family="paragraph" style:parent-style-name="Standard">
      <style:paragraph-properties fo:text-align="center" style:justify-single-word="false"/>
      <style:text-properties officeooo:rsid="000d2faa" officeooo:paragraph-rsid="000d2faa"/>
    </style:style>
    <style:style style:name="P11" style:family="paragraph" style:parent-style-name="Standard">
      <style:text-properties officeooo:paragraph-rsid="0024b451"/>
    </style:style>
    <style:style style:name="P12" style:family="paragraph" style:parent-style-name="Standard">
      <style:text-properties officeooo:rsid="0008be43" officeooo:paragraph-rsid="000dc484"/>
    </style:style>
    <style:style style:name="P13" style:family="paragraph" style:parent-style-name="Standard">
      <style:text-properties officeooo:rsid="0008be43" officeooo:paragraph-rsid="001088cb"/>
    </style:style>
    <style:style style:name="P14" style:family="paragraph" style:parent-style-name="Standard">
      <style:text-properties officeooo:rsid="001088cb" officeooo:paragraph-rsid="001088cb"/>
    </style:style>
    <style:style style:name="P15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08be43" officeooo:paragraph-rsid="0008be43" style:font-size-asian="12pt" style:font-size-complex="12pt"/>
    </style:style>
    <style:style style:name="P16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162705" officeooo:paragraph-rsid="002e9365" style:font-size-asian="12pt" style:font-size-complex="12pt"/>
    </style:style>
    <style:style style:name="P17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613e25" officeooo:paragraph-rsid="0062f9ea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b8cdf" officeooo:paragraph-rsid="005fbe41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b8cdf" officeooo:paragraph-rsid="005b8cdf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13e25" officeooo:paragraph-rsid="00613e25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13e25" officeooo:paragraph-rsid="0062f9ea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449a6" officeooo:paragraph-rsid="006449a6" style:font-size-asian="12pt" style:font-size-complex="12pt"/>
    </style:style>
    <style:style style:name="P23" style:family="paragraph" style:parent-style-name="Standard">
      <style:text-properties fo:font-weight="bold" officeooo:rsid="00272442" officeooo:paragraph-rsid="00272442" style:font-weight-asian="bold" style:font-weight-complex="bold"/>
    </style:style>
    <style:style style:name="P24" style:family="paragraph" style:parent-style-name="Standard">
      <style:text-properties fo:font-weight="bold" officeooo:rsid="002f3aef" officeooo:paragraph-rsid="002f3aef" style:font-weight-asian="bold" style:font-weight-complex="bold"/>
    </style:style>
    <style:style style:name="P25" style:family="paragraph" style:parent-style-name="Standard">
      <style:text-properties fo:font-weight="bold" officeooo:rsid="000d2faa" officeooo:paragraph-rsid="000d2faa" style:font-weight-asian="bold" style:font-weight-complex="bold"/>
    </style:style>
    <style:style style:name="P26" style:family="paragraph" style:parent-style-name="Standard">
      <style:text-properties fo:font-weight="bold" officeooo:rsid="000f63b0" officeooo:paragraph-rsid="000f63b0" style:font-weight-asian="bold" style:font-weight-complex="bold"/>
    </style:style>
    <style:style style:name="P27" style:family="paragraph" style:parent-style-name="Standard">
      <style:text-properties fo:font-weight="bold" officeooo:rsid="0008be43" officeooo:paragraph-rsid="000dc484" style:font-weight-asian="bold" style:font-weight-complex="bold"/>
    </style:style>
    <style:style style:name="P28" style:family="paragraph" style:parent-style-name="Standard">
      <style:text-properties fo:font-weight="bold" officeooo:rsid="0011b4cb" officeooo:paragraph-rsid="002df3bc" style:font-weight-asian="bold" style:font-weight-complex="bold"/>
    </style:style>
    <style:style style:name="P29" style:family="paragraph" style:parent-style-name="Standard">
      <style:text-properties fo:font-weight="bold" officeooo:rsid="0011b4cb" officeooo:paragraph-rsid="0011b4cb" style:font-weight-asian="bold" style:font-weight-complex="bold"/>
    </style:style>
    <style:style style:name="P30" style:family="paragraph" style:parent-style-name="Standard">
      <style:text-properties fo:font-weight="bold" officeooo:rsid="006907f8" officeooo:paragraph-rsid="006907f8" style:font-weight-asian="bold" style:font-weight-complex="bold"/>
    </style:style>
    <style:style style:name="P31" style:family="paragraph" style:parent-style-name="Standard">
      <style:text-properties officeooo:rsid="002f3aef" officeooo:paragraph-rsid="002f3aef"/>
    </style:style>
    <style:style style:name="P32" style:family="paragraph" style:parent-style-name="Standard">
      <style:text-properties style:font-name="Liberation Serif" fo:font-size="12pt" officeooo:rsid="0011b4cb" officeooo:paragraph-rsid="0011b4cb" style:font-size-asian="12pt" style:font-size-complex="12pt"/>
    </style:style>
    <style:style style:name="P33" style:family="paragraph" style:parent-style-name="Standard">
      <style:text-properties officeooo:rsid="0032beae" officeooo:paragraph-rsid="003edcf8"/>
    </style:style>
    <style:style style:name="P34" style:family="paragraph" style:parent-style-name="Standard">
      <style:text-properties officeooo:rsid="00378379" officeooo:paragraph-rsid="00378379"/>
    </style:style>
    <style:style style:name="P35" style:family="paragraph" style:parent-style-name="Standard">
      <style:text-properties officeooo:rsid="00378379" officeooo:paragraph-rsid="0038bfb5"/>
    </style:style>
    <style:style style:name="P36" style:family="paragraph" style:parent-style-name="Standard">
      <style:text-properties officeooo:rsid="00378379" officeooo:paragraph-rsid="003c0923"/>
    </style:style>
    <style:style style:name="P37" style:family="paragraph" style:parent-style-name="Standard">
      <style:text-properties officeooo:rsid="003c0923" officeooo:paragraph-rsid="003c0923"/>
    </style:style>
    <style:style style:name="P38" style:family="paragraph" style:parent-style-name="Standard">
      <style:text-properties officeooo:rsid="003da6ae" officeooo:paragraph-rsid="003da6ae"/>
    </style:style>
    <style:style style:name="P39" style:family="paragraph" style:parent-style-name="Standard">
      <style:text-properties officeooo:rsid="00132ee7" officeooo:paragraph-rsid="003edcf8"/>
    </style:style>
    <style:style style:name="P40" style:family="paragraph" style:parent-style-name="Standard">
      <style:text-properties officeooo:rsid="0041d459" officeooo:paragraph-rsid="0041d459"/>
    </style:style>
    <style:style style:name="P41" style:family="paragraph" style:parent-style-name="Standard">
      <style:text-properties officeooo:rsid="0041d459" officeooo:paragraph-rsid="0043a34a"/>
    </style:style>
    <style:style style:name="P42" style:family="paragraph" style:parent-style-name="Standard">
      <style:text-properties officeooo:rsid="0041d459" officeooo:paragraph-rsid="00459ede"/>
    </style:style>
    <style:style style:name="P43" style:family="paragraph" style:parent-style-name="Standard">
      <style:text-properties officeooo:rsid="0045613a" officeooo:paragraph-rsid="0045613a"/>
    </style:style>
    <style:style style:name="P44" style:family="paragraph" style:parent-style-name="Standard">
      <style:text-properties officeooo:rsid="0045613a" officeooo:paragraph-rsid="00459f3e"/>
    </style:style>
    <style:style style:name="P45" style:family="paragraph" style:parent-style-name="Standard">
      <style:text-properties officeooo:rsid="0045613a" officeooo:paragraph-rsid="004b05f2"/>
    </style:style>
    <style:style style:name="P46" style:family="paragraph" style:parent-style-name="Standard">
      <style:text-properties officeooo:rsid="00498ee9" officeooo:paragraph-rsid="00498ee9"/>
    </style:style>
    <style:style style:name="P47" style:family="paragraph" style:parent-style-name="Standard">
      <style:text-properties officeooo:rsid="00498ee9" officeooo:paragraph-rsid="004b05f2"/>
    </style:style>
    <style:style style:name="P48" style:family="paragraph" style:parent-style-name="Standard">
      <style:text-properties officeooo:rsid="004e3f63" officeooo:paragraph-rsid="004e3f63"/>
    </style:style>
    <style:style style:name="P49" style:family="paragraph" style:parent-style-name="Standard">
      <style:text-properties officeooo:paragraph-rsid="004e3f63"/>
    </style:style>
    <style:style style:name="P50" style:family="paragraph" style:parent-style-name="Standard">
      <style:text-properties officeooo:rsid="00557df2" officeooo:paragraph-rsid="00557df2"/>
    </style:style>
    <style:style style:name="P51" style:family="paragraph" style:parent-style-name="Standard">
      <style:text-properties officeooo:rsid="0056254b" officeooo:paragraph-rsid="0056254b"/>
    </style:style>
    <style:style style:name="P52" style:family="paragraph" style:parent-style-name="Standard">
      <style:text-properties officeooo:rsid="005787f7" officeooo:paragraph-rsid="005787f7"/>
    </style:style>
    <style:style style:name="P53" style:family="paragraph" style:parent-style-name="Standard">
      <style:text-properties officeooo:rsid="005798e2" officeooo:paragraph-rsid="005798e2"/>
    </style:style>
    <style:style style:name="P54" style:family="paragraph" style:parent-style-name="Standard">
      <style:text-properties officeooo:rsid="005b8cdf" officeooo:paragraph-rsid="005b8cdf"/>
    </style:style>
    <style:style style:name="P55" style:family="paragraph" style:parent-style-name="Standard">
      <style:text-properties officeooo:rsid="0069a3b9" officeooo:paragraph-rsid="0069a3b9"/>
    </style:style>
    <style:style style:name="P56" style:family="paragraph" style:parent-style-name="Preformatted_20_Text">
      <style:text-properties officeooo:rsid="0011b4cb" officeooo:paragraph-rsid="0011b4cb"/>
    </style:style>
    <style:style style:name="T1" style:family="text">
      <style:text-properties officeooo:rsid="000dc484"/>
    </style:style>
    <style:style style:name="T2" style:family="text">
      <style:text-properties officeooo:rsid="000eaeda"/>
    </style:style>
    <style:style style:name="T3" style:family="text">
      <style:text-properties officeooo:rsid="00145163"/>
    </style:style>
    <style:style style:name="T4" style:family="text">
      <style:text-properties officeooo:rsid="00157867"/>
    </style:style>
    <style:style style:name="T5" style:family="text">
      <style:text-properties officeooo:rsid="00193b2d"/>
    </style:style>
    <style:style style:name="T6" style:family="text">
      <style:text-properties officeooo:rsid="0021f4c0"/>
    </style:style>
    <style:style style:name="T7" style:family="text">
      <style:text-properties officeooo:rsid="00245bb0"/>
    </style:style>
    <style:style style:name="T8" style:family="text">
      <style:text-properties officeooo:rsid="0024b451"/>
    </style:style>
    <style:style style:name="T9" style:family="text">
      <style:text-properties fo:font-variant="normal" fo:text-transform="none" style:font-name="Atlas Grotesk" fo:font-size="10.5pt" fo:letter-spacing="normal" fo:font-style="normal" fo:font-weight="normal" officeooo:rsid="0024b451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24b451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251385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26d66f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28c2dd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fo:background-color="#f4f4f4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304574" fo:background-color="#f4f4f4" loext:char-shading-value="0" style:font-size-asian="12pt" style:font-size-complex="12pt" loext:padding="0cm" loext:border="none"/>
    </style:style>
    <style:style style:name="T17" style:family="text">
      <style:text-properties fo:font-weight="bold" officeooo:rsid="00272442" style:font-weight-asian="bold" style:font-weight-complex="bold"/>
    </style:style>
    <style:style style:name="T18" style:family="text">
      <style:text-properties officeooo:rsid="002b160d"/>
    </style:style>
    <style:style style:name="T19" style:family="text">
      <style:text-properties officeooo:rsid="002b6211"/>
    </style:style>
    <style:style style:name="T20" style:family="text">
      <style:text-properties officeooo:rsid="002b75e8"/>
    </style:style>
    <style:style style:name="T21" style:family="text">
      <style:text-properties officeooo:rsid="002cab85"/>
    </style:style>
    <style:style style:name="T22" style:family="text">
      <style:text-properties officeooo:rsid="0008be43"/>
    </style:style>
    <style:style style:name="T23" style:family="text">
      <style:text-properties officeooo:rsid="002e9365"/>
    </style:style>
    <style:style style:name="T24" style:family="text">
      <style:text-properties officeooo:rsid="00304574"/>
    </style:style>
    <style:style style:name="T25" style:family="text">
      <style:text-properties officeooo:rsid="0032beae"/>
    </style:style>
    <style:style style:name="T26" style:family="text">
      <style:text-properties officeooo:rsid="003a2f81"/>
    </style:style>
    <style:style style:name="T27" style:family="text">
      <style:text-properties officeooo:rsid="003b10e9"/>
    </style:style>
    <style:style style:name="T28" style:family="text">
      <style:text-properties officeooo:rsid="003c0923"/>
    </style:style>
    <style:style style:name="T29" style:family="text">
      <style:text-properties officeooo:rsid="003e5c21"/>
    </style:style>
    <style:style style:name="T30" style:family="text">
      <style:text-properties officeooo:rsid="003edcf8"/>
    </style:style>
    <style:style style:name="T31" style:family="text">
      <style:text-properties officeooo:rsid="0041d459"/>
    </style:style>
    <style:style style:name="T32" style:family="text">
      <style:text-properties officeooo:rsid="00459ede"/>
    </style:style>
    <style:style style:name="T33" style:family="text">
      <style:text-properties officeooo:rsid="00479432"/>
    </style:style>
    <style:style style:name="T34" style:family="text">
      <style:text-properties officeooo:rsid="004b05f2"/>
    </style:style>
    <style:style style:name="T35" style:family="text">
      <style:text-properties officeooo:rsid="004c6eb8"/>
    </style:style>
    <style:style style:name="T36" style:family="text">
      <style:text-properties officeooo:rsid="004e29bd"/>
    </style:style>
    <style:style style:name="T37" style:family="text">
      <style:text-properties officeooo:rsid="004e3f63"/>
    </style:style>
    <style:style style:name="T38" style:family="text">
      <style:text-properties officeooo:rsid="004e4660"/>
    </style:style>
    <style:style style:name="T39" style:family="text">
      <style:text-properties officeooo:rsid="005cf082"/>
    </style:style>
    <style:style style:name="T40" style:family="text">
      <style:text-properties officeooo:rsid="005ec788"/>
    </style:style>
    <style:style style:name="T41" style:family="text">
      <style:text-properties officeooo:rsid="005fbe41"/>
    </style:style>
    <style:style style:name="T42" style:family="text">
      <style:text-properties officeooo:rsid="005fd8c7"/>
    </style:style>
    <style:style style:name="T43" style:family="text">
      <style:text-properties officeooo:rsid="00613e25"/>
    </style:style>
    <style:style style:name="T44" style:family="text">
      <style:text-properties officeooo:rsid="0062bd71"/>
    </style:style>
    <style:style style:name="T45" style:family="text">
      <style:text-properties officeooo:rsid="0062f9ea"/>
    </style:style>
    <style:style style:name="T46" style:family="text">
      <style:text-properties fo:color="#ffffff"/>
    </style:style>
    <style:style style:name="T47" style:family="text">
      <style:text-properties fo:color="#000000"/>
    </style:style>
    <style:style style:name="T48" style:family="text">
      <style:text-properties officeooo:rsid="00660017"/>
    </style:style>
    <style:style style:name="T49" style:family="text">
      <style:text-properties officeooo:rsid="0068b4d4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7">Assignment 4</text:span></text:p>
      <text:p text:style-name="P9"/>
      <text:p text:style-name="P23">Question 1</text:p>
      <text:p text:style-name="P9"/>
      <text:p text:style-name="P38">To run the code for all parts there should be 2 folders train and test with training and testing data.</text:p>
      <text:p text:style-name="P38"/>
      <text:p text:style-name="P25">Part(a) <text:span text:style-name="T29">K-Means</text:span></text:p>
      <text:p text:style-name="P9"/>
      <text:p text:style-name="P11"><text:span text:style-name="T8">For </text:span><text:span text:style-name="T10">n_init</text:span><text:span text:style-name="T11">=10</text:span><text:span text:style-name="T12">(defa</text:span><text:span text:style-name="T13">u</text:span><text:span text:style-name="T12">lt)</text:span><text:span text:style-name="T11"> and</text:span><text:span text:style-name="T9"> </text:span><text:span text:style-name="T11">n_clusters=20 </text:span><text:span text:style-name="T14">and max_iter=300(default)</text:span></text:p>
      <text:p text:style-name="P2">Training Accuracy=<text:span text:style-name="T1">3</text:span>6.9<text:span text:style-name="T1">6</text:span>%</text:p>
      <text:p text:style-name="P2">Testing Accuracy=<text:span text:style-name="T2">36.58</text:span>%</text:p>
      <text:p text:style-name="P2"/>
      <text:p text:style-name="P2"/>
      <text:p text:style-name="P2"/>
      <text:p text:style-name="P2"><draw:frame draw:style-name="fr1" draw:name="Objec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3">To run the code :“python3 a.py”</text:p>
      <text:p text:style-name="P39"/>
      <text:p text:style-name="P2"/>
      <text:p text:style-name="P26">Part(b) <text:span text:style-name="T29">PCA+SVM</text:span></text:p>
      <text:p text:style-name="P8">Did not normalize or scale the data, because it was giving less accuracy.</text:p>
      <text:p text:style-name="P4"/>
      <text:p text:style-name="P4"><text:span text:style-name="T18">Best accuracy comes for</text:span> C=<text:span text:style-name="T18">0.000001 </text:span></text:p>
      <text:p text:style-name="P4">Training score=65.731%</text:p>
      <text:p text:style-name="P4"/>
      <text:p text:style-name="P51">Used sklearn.model_selection to do internal cross-validation</text:p>
      <text:p text:style-name="P4">Cross validation <text:span text:style-name="T19">Accuracies</text:span>=[0.65 <text:s text:c="2"/>0.6509 0.6545 0.6495 0.6524]</text:p>
      <text:p text:style-name="P4"/>
      <text:p text:style-name="P13">Testing Accuracy=<text:span text:style-name="T2">65.547</text:span>%</text:p>
      <text:p text:style-name="P13"/>
      <text:p text:style-name="P52"><text:soft-page-break/>Doing PCA <text:span text:style-name="T49">reduces the dimensions to 50 which in tern </text:span>increases the accuracy of the SVM.</text:p>
      <text:p text:style-name="P13"/>
      <text:p text:style-name="P33">To <text:span text:style-name="T30">train</text:span> :“python3 <text:span text:style-name="T30">b</text:span>.py”</text:p>
      <text:p text:style-name="P33">To <text:span text:style-name="T30">test</text:span> :“python3 <text:span text:style-name="T30">btest</text:span>.py”</text:p>
      <text:p text:style-name="P5"><text:span text:style-name="T7">Training and testing finished in </text:span>87 minutes.</text:p>
      <text:p text:style-name="P5"/>
      <text:p text:style-name="P27">Part(c) <text:span text:style-name="T21">Neural Network(NN)</text:span></text:p>
      <text:p text:style-name="P34"/>
      <text:p text:style-name="P34">Used pytorch to i<text:span text:style-name="T26">m</text:span>plement.</text:p>
      <text:p text:style-name="P15"/>
      <text:p text:style-name="P15">Implement<text:span text:style-name="T23">ed</text:span> a fully connected NN architecture with one hidden layer.</text:p>
      <text:p text:style-name="P16"><text:span text:style-name="T20">Best accuracy comes for 14</text:span>00 <text:span text:style-name="T20">neurons in hidden layer.</text:span></text:p>
      <text:p text:style-name="P16"/>
      <text:p text:style-name="P1">Training Accuracy=<text:span text:style-name="T5">89.371</text:span>%</text:p>
      <text:p text:style-name="P1">Testing Accuracy=7<text:span text:style-name="T6">4.447</text:span>%</text:p>
      <text:p text:style-name="P1"/>
      <text:p text:style-name="P6"/>
      <text:p text:style-name="P6"/>
      <text:p text:style-name="P28">Part(d)<text:span text:style-name="T22"> Convolutional Neural Network(CNN)</text:span></text:p>
      <text:p text:style-name="P29"/>
      <text:p text:style-name="P35">Used pytorch to i<text:span text:style-name="T26">m</text:span>plement.</text:p>
      <text:p text:style-name="P35"/>
      <text:p text:style-name="P56"><text:span text:style-name="Source_20_Text"><text:span text:style-name="T16">Implemented </text:span></text:span><text:span text:style-name="Source_20_Text"><text:span text:style-name="T15">1 CNN layer followed by MAX pooling (reducing the image size by 1/4th), followed by 1 fully connected layer.</text:span></text:span></text:p>
      <text:p text:style-name="P32"/>
      <text:p text:style-name="P3">Training Accuracy=<text:span text:style-name="T3">90</text:span>.4<text:span text:style-name="T3">31</text:span>%</text:p>
      <text:p text:style-name="P3">Testing Accuracy=<text:span text:style-name="T4">84.975</text:span>%</text:p>
      <text:p text:style-name="P3"/>
      <text:p text:style-name="P7"><text:span text:style-name="T24">Best accuracy comes with </text:span>32 <text:span text:style-name="T24">filters, </text:span>5*5 <text:span text:style-name="T25">kernel size.</text:span></text:p>
      <text:p text:style-name="P3"/>
      <text:p text:style-name="P30">Comparision:</text:p>
      <text:p text:style-name="P53"/>
      <text:p text:style-name="P53">Train and test accuracies are in increasing order:</text:p>
      <text:p text:style-name="P53">K-Means</text:p>
      <text:p text:style-name="P53">PCA+SVM</text:p>
      <text:p text:style-name="P53">NN</text:p>
      <text:p text:style-name="P53">CNN</text:p>
      <text:p text:style-name="P53"/>
      <text:p text:style-name="P54">As the model becomes more complex the training and test accuracies <text:span text:style-name="T47">increase.</text:span></text:p>
      <text:p text:style-name="P18"><text:span text:style-name="T39">K</text:span>-means optimizes variances. <text:span text:style-name="T40">T</text:span>he unweighted sum of variances <text:span text:style-name="T40">is not </text:span>meaningful on <text:span text:style-name="T40">this</text:span> data set . In high-dimensional data, distance doesn't work <text:span text:style-name="T41">and </text:span>variance = squared Euclidean distanc<text:span text:style-name="T39">e</text:span>.</text:p>
      <text:p text:style-name="P19"/>
      <text:p text:style-name="P19"><text:span text:style-name="T42">Problem of optimising variance is somewhat solved by SVM which tries to separate the data. PCAalso helps the SVM by reducing the dimensionality of data.</text:span></text:p>
      <text:p text:style-name="P19"/>
      <text:p text:style-name="P20">Neural networks are good for high dimensional data.</text:p>
      <text:p text:style-name="P22">But <text:span text:style-name="T43">Neural networks </text:span>don’t take into account <text:span text:style-name="T48">the properties of images.</text:span></text:p>
      <text:p text:style-name="P19"/>
      <text:p text:style-name="P20">CNNs take into account the local <text:span text:style-name="T44">features </text:span>of the data and use the fact that the data is a set of images.</text:p>
      <text:p text:style-name="P21"><text:soft-page-break/><text:span text:style-name="T45">Convolution and filters help in learning particular features of the data.</text:span></text:p>
      <text:p text:style-name="P17"><text:s/></text:p>
      <text:p text:style-name="P24">Question 2</text:p>
      <text:p text:style-name="P31"/>
      <text:p text:style-name="P34">Used <text:span text:style-name="T26">Keras, tensorflow to implement</text:span></text:p>
      <text:p text:style-name="P34"/>
      <text:p text:style-name="P40">Architecture:</text:p>
      <text:p text:style-name="P40"/>
      <text:p text:style-name="P40">convolutional layer with 32 filter<text:span text:style-name="T32">s</text:span> , <text:span text:style-name="T32">3</text:span>*<text:span text:style-name="T32">3</text:span> kernel size, relu as activation function</text:p>
      <text:p text:style-name="P41">convolutional layer with 32 filter<text:span text:style-name="T32">s</text:span> , <text:span text:style-name="T32">3</text:span>*<text:span text:style-name="T32">3</text:span> kernel size, relu as activation function</text:p>
      <text:p text:style-name="P43">Max pooling layer with pool size= 2*2</text:p>
      <text:p text:style-name="P43">Dropout with 0.2 probability</text:p>
      <text:p text:style-name="P42">convolutional layer with <text:span text:style-name="T32">64</text:span> filter , <text:span text:style-name="T32">3</text:span>*<text:span text:style-name="T32">3</text:span> kernel size, relu as activation function</text:p>
      <text:p text:style-name="P42">convolutional layer with <text:span text:style-name="T32">64</text:span> filter , <text:span text:style-name="T32">3</text:span>*<text:span text:style-name="T32">3</text:span> kernel size, relu as activation function</text:p>
      <text:p text:style-name="P44">Max pooling layer with pool size= 2*2</text:p>
      <text:p text:style-name="P44">Dropout with 0.<text:span text:style-name="T33">5</text:span> probability</text:p>
      <text:p text:style-name="P46">Fully connected layer with 512 neurons, <text:span text:style-name="T31">relu as activation function</text:span></text:p>
      <text:p text:style-name="P45">Dropout with 0.<text:span text:style-name="T33">5</text:span> probability</text:p>
      <text:p text:style-name="P47">Fully connected <text:span text:style-name="T36">outtput </text:span>layer with <text:span text:style-name="T35">20</text:span> neurons, <text:span text:style-name="T34">softmax as activation function</text:span></text:p>
      <text:p text:style-name="P45"/>
      <text:p text:style-name="P49"><text:span text:style-name="T37">Used categorical_crossentropy loss and adam optimiser</text:span></text:p>
      <text:p text:style-name="P48"/>
      <text:p text:style-name="P48"/>
      <text:p text:style-name="P48"/>
      <text:p text:style-name="P50">Keras code for architecture:</text:p>
      <text:p text:style-name="P50"/>
      <text:p text:style-name="P50">model = Sequential()</text:p>
      <text:p text:style-name="P50">model.add(Conv2D(32, kernel_size=(3,3), activation='relu', input_shape=(28, 28, 1)))</text:p>
      <text:p text:style-name="P50">model.add(Conv2D(32, kernel_size=(3,3), activation='relu'))</text:p>
      <text:p text:style-name="P50">model.add(MaxPooling2D(pool_size=(2, 2)))</text:p>
      <text:p text:style-name="P50">model.add(Dropout(0.2))</text:p>
      <text:p text:style-name="P50">model.add(Conv2D(64, kernel_size=(3,3), activation='relu'))</text:p>
      <text:p text:style-name="P50">model.add(Conv2D(64, kernel_size=(3,3), activation='relu'))</text:p>
      <text:p text:style-name="P50">model.add(MaxPooling2D(pool_size=(2, 2)))</text:p>
      <text:p text:style-name="P50">model.add(Dropout(0.5))</text:p>
      <text:p text:style-name="P50">model.add(Flatten())</text:p>
      <text:p text:style-name="P50">model.add(Dense(512, activation='relu'))</text:p>
      <text:p text:style-name="P50">model.add(Dropout(0.5))</text:p>
      <text:p text:style-name="P50">model.add(Dense(classes, activation='softmax'))</text:p>
      <text:p text:style-name="P50">model.compile(loss='categorical_crossentropy', optimizer='adam', metrics=['accuracy'])</text:p>
      <text:p text:style-name="P50"/>
      <text:p text:style-name="P50"/>
      <text:p text:style-name="P43">Dropout <text:span text:style-name="T38">actually </text:span>increases accuracy by reducing overfitting.</text:p>
      <text:p text:style-name="P43"/>
      <text:p text:style-name="P34">To train <text:span text:style-name="T27">the model</text:span>: “python3 <text:span text:style-name="T27">best_n2_keras_train.py</text:span>”</text:p>
      <text:p text:style-name="P37">This will generate 2 files in which the model is saved.</text:p>
      <text:p text:style-name="P36">To t<text:span text:style-name="T28">est</text:span> <text:span text:style-name="T27">the model</text:span>: “python3 <text:span text:style-name="T27">best_n2_keras_train.py</text:span>”</text:p>
      <text:p text:style-name="P37"/>
      <text:p text:style-name="P37"/>
      <text:p text:style-name="P55"><text:soft-page-break/>Link for saved models: https://drive.google.com/drive/folders/1tqFa0VND60DG4Ke-xKJ34I27-odbnXNf?usp=sharing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Atlas Grotesk" svg:font-family="'Atlas Grotesk', sans-serif"/>
    <style:font-face style:name="Droid Sans Mono" svg:font-family="'Droid Sans Mono', monospace, monospace, 'Droid Sans Fallback'"/>
    <style:font-face style:name="Monaco" svg:font-family="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45:30.098820333</meta:creation-date>
    <dc:date>2018-05-02T04:52:52.104374759</dc:date>
    <meta:editing-duration>PT8H7M7S</meta:editing-duration>
    <meta:editing-cycles>97</meta:editing-cycles>
    <meta:generator>LibreOffice/5.1.6.2$Linux_X86_64 LibreOffice_project/10m0$Build-2</meta:generator>
    <meta:document-statistic meta:table-count="0" meta:image-count="0" meta:object-count="1" meta:page-count="4" meta:paragraph-count="80" meta:word-count="496" meta:character-count="3781" meta:non-whitespace-character-count="33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485cm" svg:y="3.951cm" style:legend-expansion="high" chart:style-name="ch2"/>
        <chart:plot-area chart:style-name="ch3" chart:data-source-has-labels="both" svg:x="1.33cm" svg:y="0.179cm" svg:width="10.836cm" svg:height="7.66cm">
          <chartooo:coordinate-region svg:x="1.951cm" svg:y="0.378cm" svg:width="10.028cm" svg:height="6.814cm"/>
          <chart:axis chart:dimension="x" chart:name="primary-x" chart:style-name="ch4" chartooo:axis-type="auto">
            <chart:title svg:x="6.069cm" svg:y="8.018cm" chart:style-name="ch5">
              <text:p>max_iter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019cm" chart:style-name="ch6">
              <text:p>Accuracy (%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rain accuracy</text:p>
              </table:table-cell>
              <table:table-cell office:value-type="string">
                <text:p>test accur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4.323">
                <text:p>34.323</text:p>
              </table:table-cell>
              <table:table-cell office:value-type="float" office:value="34.5005">
                <text:p>34.50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.75">
                <text:p>35.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7.538">
                <text:p>37.538</text:p>
              </table:table-cell>
              <table:table-cell office:value-type="float" office:value="36.417">
                <text:p>36.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6.4039">
                <text:p>36.4039</text:p>
              </table:table-cell>
              <table:table-cell office:value-type="float" office:value="34.932">
                <text:p>34.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5.1549">
                <text:p>35.1549</text:p>
              </table:table-cell>
              <table:table-cell office:value-type="float" office:value="34.535">
                <text:p>34.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